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Heading_20_2">
      <style:text-properties fo:font-weight="normal" officeooo:paragraph-rsid="04dacb23" style:font-weight-asian="normal" style:font-weight-complex="normal"/>
    </style:style>
    <style:style style:name="P8" style:family="paragraph" style:parent-style-name="Heading_20_2">
      <style:text-properties fo:font-weight="normal" officeooo:rsid="04e04aaa" officeooo:paragraph-rsid="04e04aaa" style:font-weight-asian="normal" style:font-weight-complex="normal"/>
    </style:style>
    <style:style style:name="P9" style:family="paragraph" style:parent-style-name="Text_20_body">
      <style:text-properties officeooo:rsid="04c0c7b2" officeooo:paragraph-rsid="04c0c7b2"/>
    </style:style>
    <style:style style:name="P10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11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2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3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4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5" style:family="paragraph" style:parent-style-name="Text_20_body">
      <style:text-properties fo:font-weight="normal" officeooo:rsid="04365308" officeooo:paragraph-rsid="04c8df17" style:font-weight-asian="normal" style:font-weight-complex="normal"/>
    </style:style>
    <style:style style:name="P16" style:family="paragraph" style:parent-style-name="Text_20_body">
      <style:text-properties officeooo:rsid="04af455e" officeooo:paragraph-rsid="04c8df17"/>
    </style:style>
    <style:style style:name="P17" style:family="paragraph" style:parent-style-name="Text_20_body">
      <style:text-properties officeooo:rsid="049a5554" officeooo:paragraph-rsid="04c8df17"/>
    </style:style>
    <style:style style:name="P18" style:family="paragraph" style:parent-style-name="Text_20_body">
      <style:text-properties officeooo:rsid="04d44b4b" officeooo:paragraph-rsid="04d44b4b"/>
    </style:style>
    <style:style style:name="P19" style:family="paragraph" style:parent-style-name="Text_20_body">
      <style:text-properties officeooo:rsid="04d7e4fc" officeooo:paragraph-rsid="04d7e4fc"/>
    </style:style>
    <style:style style:name="P20" style:family="paragraph" style:parent-style-name="Text_20_body">
      <style:text-properties officeooo:rsid="0430122d" officeooo:paragraph-rsid="04dacb23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dacb23" style:font-weight-asian="normal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4602e82" officeooo:paragraph-rsid="04dacb23"/>
    </style:style>
    <style:style style:name="P23" style:family="paragraph" style:parent-style-name="Text_20_body">
      <style:paragraph-properties fo:text-align="start" style:justify-single-word="false" style:writing-mode="lr-tb"/>
      <style:text-properties fo:font-size="9pt" officeooo:rsid="04602e82" officeooo:paragraph-rsid="04dcfb4c" style:font-size-asian="9pt" style:font-size-complex="9pt"/>
    </style:style>
    <style:style style:name="P24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dacb23" style:font-weight-asian="normal" style:font-weight-complex="normal"/>
    </style:style>
    <style:style style:name="P25" style:family="paragraph" style:parent-style-name="Text_20_body" style:list-style-name="L1">
      <style:text-properties officeooo:rsid="04c0dd03" officeooo:paragraph-rsid="04c0dd03"/>
    </style:style>
    <style:style style:name="P26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31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32" style:family="paragraph" style:parent-style-name="Text_20_body" style:list-style-name="L3">
      <style:text-properties officeooo:rsid="049a5554" officeooo:paragraph-rsid="04ca93fe"/>
    </style:style>
    <style:style style:name="P33" style:family="paragraph" style:parent-style-name="Text_20_body" style:list-style-name="L4">
      <style:text-properties officeooo:paragraph-rsid="04c8df17"/>
    </style:style>
    <style:style style:name="P34" style:family="paragraph" style:parent-style-name="Text_20_body" style:list-style-name="L4">
      <style:text-properties officeooo:rsid="04365308" officeooo:paragraph-rsid="04c8df17"/>
    </style:style>
    <style:style style:name="P35" style:family="paragraph" style:parent-style-name="Text_20_body" style:list-style-name="L5">
      <style:text-properties officeooo:rsid="04d44b4b" officeooo:paragraph-rsid="04d44b4b"/>
    </style:style>
    <style:style style:name="P36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602e82" style:font-weight-asian="normal" style:font-weight-complex="normal"/>
    </style:style>
    <style:style style:name="T13" style:family="text">
      <style:text-properties fo:font-weight="normal" officeooo:rsid="0430e5f1" style:font-weight-asian="normal" style:font-weight-complex="normal"/>
    </style:style>
    <style:style style:name="T14" style:family="text">
      <style:text-properties fo:font-weight="normal" officeooo:rsid="048ce584" style:font-weight-asian="normal" style:font-weight-complex="normal"/>
    </style:style>
    <style:style style:name="T15" style:family="text">
      <style:text-properties fo:font-weight="normal" officeooo:rsid="04315cd5" style:font-weight-asian="normal" style:font-weight-complex="normal"/>
    </style:style>
    <style:style style:name="T16" style:family="text">
      <style:text-properties fo:font-weight="normal" officeooo:rsid="0439377d" style:font-weight-asian="normal" style:font-weight-complex="normal"/>
    </style:style>
    <style:style style:name="T17" style:family="text">
      <style:text-properties fo:font-weight="normal" officeooo:rsid="043a9a9a" style:font-weight-asian="normal" style:font-weight-complex="normal"/>
    </style:style>
    <style:style style:name="T18" style:family="text">
      <style:text-properties fo:font-weight="normal" officeooo:rsid="043c34da" style:font-weight-asian="normal" style:font-weight-complex="normal"/>
    </style:style>
    <style:style style:name="T19" style:family="text">
      <style:text-properties fo:font-weight="normal" officeooo:rsid="045dcdd8" style:font-weight-asian="normal" style:font-weight-complex="normal"/>
    </style:style>
    <style:style style:name="T20" style:family="text">
      <style:text-properties fo:font-weight="normal" officeooo:rsid="043e3775" style:font-weight-asian="normal" style:font-weight-complex="normal"/>
    </style:style>
    <style:style style:name="T21" style:family="text">
      <style:text-properties fo:font-weight="normal" officeooo:rsid="043869e8" style:font-weight-asian="normal" style:font-weight-complex="normal"/>
    </style:style>
    <style:style style:name="T22" style:family="text">
      <style:text-properties fo:font-weight="normal" officeooo:rsid="04c8df17" style:font-weight-asian="normal" style:font-weight-complex="normal"/>
    </style:style>
    <style:style style:name="T23" style:family="text">
      <style:text-properties fo:font-weight="normal" officeooo:rsid="04ca93fe" style:font-weight-asian="normal" style:font-weight-complex="normal"/>
    </style:style>
    <style:style style:name="T24" style:family="text">
      <style:text-properties fo:font-weight="normal" officeooo:rsid="04cde8b6" style:font-weight-asian="normal" style:font-weight-complex="normal"/>
    </style:style>
    <style:style style:name="T25" style:family="text">
      <style:text-properties fo:font-weight="normal" officeooo:rsid="04dacb23" style:font-weight-asian="normal" style:font-weight-complex="normal"/>
    </style:style>
    <style:style style:name="T26" style:family="text">
      <style:text-properties fo:font-weight="normal" officeooo:rsid="04dcfb4c" style:font-weight-asian="normal" style:font-weight-complex="normal"/>
    </style:style>
    <style:style style:name="T27" style:family="text">
      <style:text-properties fo:font-weight="normal" officeooo:rsid="04e221cc" style:font-weight-asian="normal" style:font-weight-complex="normal"/>
    </style:style>
    <style:style style:name="T28" style:family="text">
      <style:text-properties fo:font-weight="normal" officeooo:rsid="04e401cf" style:font-weight-asian="normal" style:font-weight-complex="normal"/>
    </style:style>
    <style:style style:name="T29" style:family="text">
      <style:text-properties fo:font-weight="normal" officeooo:rsid="04e456c1" style:font-weight-asian="normal" style:font-weight-complex="normal"/>
    </style:style>
    <style:style style:name="T30" style:family="text">
      <style:text-properties fo:font-weight="normal" officeooo:rsid="04e6375e" style:font-weight-asian="normal" style:font-weight-complex="normal"/>
    </style:style>
    <style:style style:name="T31" style:family="text">
      <style:text-properties fo:font-weight="normal" officeooo:rsid="04e6c31f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43e3775" style:font-weight-asian="bold" style:font-weight-complex="bold"/>
    </style:style>
    <style:style style:name="T34" style:family="text">
      <style:text-properties officeooo:rsid="04c2343b"/>
    </style:style>
    <style:style style:name="T35" style:family="text">
      <style:text-properties officeooo:rsid="04c2d356"/>
    </style:style>
    <style:style style:name="T36" style:family="text">
      <style:text-properties officeooo:rsid="04c64225"/>
    </style:style>
    <style:style style:name="T37" style:family="text">
      <style:text-properties officeooo:rsid="04c7d5b9"/>
    </style:style>
    <style:style style:name="T38" style:family="text">
      <style:text-properties officeooo:rsid="04b1bb32"/>
    </style:style>
    <style:style style:name="T39" style:family="text">
      <style:text-properties officeooo:rsid="0439377d"/>
    </style:style>
    <style:style style:name="T40" style:family="text">
      <style:text-properties officeooo:rsid="04d439b7"/>
    </style:style>
    <style:style style:name="T41" style:family="text">
      <style:text-properties officeooo:rsid="04d62a7e"/>
    </style:style>
    <style:style style:name="T42" style:family="text">
      <style:text-properties officeooo:rsid="04dacb23"/>
    </style:style>
    <style:style style:name="T43" style:family="text">
      <style:text-properties officeooo:rsid="04dc28bc"/>
    </style:style>
    <style:style style:name="T44" style:family="text">
      <style:text-properties officeooo:rsid="04de4675"/>
    </style:style>
    <style:style style:name="T45" style:family="text">
      <style:text-properties officeooo:rsid="04ded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 - </text:span><text:span text:style-name="T2">מספרים </text:span><text:span text:style-name="T5">פיסיקליים, </text:span><text:span text:style-name="T24">העמסת</text:span><text:span text:style-name="T5"> אופרטורים</text:span></text:h>
      <text:p text:style-name="P9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9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</text:span><text:span text:style-name="T27">מטר </text:span><text:span text:style-name="T3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4">לצורך המטלה, נתמקד בשלושת הממדים של הפיסיקה הניוטונית: אורך, זמן, ומסה, וביחידות הבאות:</text:p>
      <text:list xml:id="list2377796599" text:style-name="L1">
        <text:list-item>
          <text:p text:style-name="P25"><text:span text:style-name="T1">אורך - מטר (m) קילומטר (km)</text:span><text:span text:style-name="T4"> </text:span><text:span text:style-name="T31">סנטימטר (cm).</text:span></text:p>
        </text:list-item>
        <text:list-item>
          <text:p text:style-name="P26">זמן - שניה <text:s/>(sec) דקה (min) שעה (hour).</text:p>
        </text:list-item>
        <text:list-item>
          <text:p text:style-name="P26">מסה - גרם (g) קילוגרם (kg) טון (ton).</text:p>
        </text:list-item>
      </text:list>
      <text:p text:style-name="P10">הגדירו מחלקה בשם PhysicalNumber עם הפעולות הבאות<text:span text:style-name="T35"> (ראו בקובץ המצורף PhysicalNumberDemo.cpp)</text:span>:</text:p>
      <text:list xml:id="list3320562392" text:style-name="L2">
        <text:list-item>
          <text:p text:style-name="P27"><text:span text:style-name="T36">שישה </text:span>אופרטורים חשבוניים: חיבור (+) הוספה (+=) פלוס אונרי (+), ושלושת האופרטורים המקבילים לחיסור<text:span text:style-name="T35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28"><text:span text:style-name="T36">שישה </text:span>אופרטורי השוואה: גדול, גדול-או-שווה, וכו'.<text:span text:style-name="T36"> לפי אותם כללים של האופרטורים החשבוניים.</text:span></text:p>
        </text:list-item>
        <text:list-item>
          <text:p text:style-name="P29">הגדלה ב-1 (++) והקטנה ב-1 (--).</text:p>
        </text:list-item>
        <text:list-item>
          <text:p text:style-name="P30">אופרטור קלט (&gt;&gt;) ו<text:span text:style-name="T37">אופרטור </text:span>פלט (ֵֵֵ&lt;&lt;).</text:p>
        </text:list-item>
      </text:list>
      <text:p text:style-name="P3">קבצים</text:p>
      <text:p text:style-name="P17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22">Test</text:span><text:span text:style-name="T1">.cpp הכולל בדיקות-יחידה מפורטות.</text:span></text:p>
      <text:p text:style-name="P17"><text:span text:style-name="T9">מ</text:span><text:span text:style-name="T1">צורפים לתרגיל זה הקבצים:</text:span></text:p>
      <text:list xml:id="list2776756366" text:style-name="L3">
        <text:list-item>
          <text:p text:style-name="P32"><text:span text:style-name="T6">PhysicalNumber</text:span><text:span text:style-name="T23">Demo</text:span><text:span text:style-name="T1">.cpp - תוכנית ראשית לדוגמה</text:span><text:span text:style-name="T10">.</text:span></text:p>
        </text:list-item>
        <text:list-item>
          <text:p text:style-name="P32"><text:span text:style-name="T6">PhysicalNumber</text:span><text:span text:style-name="T22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7"><text:span text:style-name="T42">הגשה ו</text:span>בדיקה אוטומטית</text:p>
      <text:p text:style-name="P20"><text:span text:style-name="T25">כמו במטלה הקודמת, יש להגיש קישור למאגר בגיטהאב. </text:span><text:span text:style-name="T1">אנחנו </text:span><text:span text:style-name="T12">נבצע את הפקודות הבאות:</text:span></text:p>
      <text:p text:style-name="P21">1. <text:s/>git clone &lt;הקישור שלכם&gt;</text:p>
      <text:p text:style-name="P24"><text:soft-page-break/>2. נעתיק לתוך התיקיה שלכם תוכנית <text:span text:style-name="T34">PhysicalNumberTest.cpp</text:span> משלנו<text:span text:style-name="T43">.</text:span></text:p>
      <text:p text:style-name="P23"><text:span text:style-name="T1">3. <text:s/></text:span><text:span text:style-name="T13">clang++-5.0 -std=c++17 </text:span><text:span text:style-name="T6">PhysicalNumberTest</text:span><text:span text:style-name="T13">.cpp</text:span><text:span text:style-name="T14"> </text:span><text:span text:style-name="T6">PhysicalNumberTest</text:span><text:span text:style-name="T14">.cpp</text:span><text:span text:style-name="T26"> Unit.cpp</text:span></text:p>
      <text:p text:style-name="P22"><text:span text:style-name="T13">4</text:span><text:span text:style-name="T1">. <text:s/></text:span><text:span text:style-name="T15">./a.out</text:span><text:span text:style-name="T26"> </text:span></text:p>
      <text:p text:style-name="P4">תיכנון הזמן</text:p>
      <text:p text:style-name="P11"><text:span text:style-name="T40">כמו במטלה הקודמת, </text:span>יש להגיש את הפתרון בשני שלבים.</text:p>
      <text:p text:style-name="P16"><text:span text:style-name="T32">שלב א</text:span><text:span text:style-name="T1"> - שבוע לאחר פירסום המטלה, יש להגיש פתרון המקבל ציון של 50 לפחות בבדיקות האוטומטיות שלנו. </text:span><text:span text:style-name="T29">זה אומר שלכל האופרטורים צריך להיות מימוש בסיסי כדי שהתוכנית תתקמפל. </text:span><text:span text:style-name="T30">כדאי להתחיל לממש את אופרטור הפלט </text:span><text:span text:style-name="T28">כיוון שרוב הבדיקות משתמשות </text:span><text:span text:style-name="T30">בו.</text:span></text:p>
      <text:p text:style-name="P12">במקביל, יש להגיש קובץ <text:span text:style-name="T34">PhysicalNumberTest</text:span>.cpp הכולל בדיקות-יחידה מקיפות ומפורטות משלכם. בשלב זה כמובן חלק גדול מהבדיקות שלכם לא יעברו.</text:p>
      <text:p text:style-name="P16"><text:span text:style-name="T32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38">בתירגולים</text:span></text:p>
      <text:p text:style-name="P13">בתירגולים תתבקשו להסביר על הקוד שלכם ולהראות שהוא מקיים <text:span text:style-name="T39">כללים בסיסיים של הנדסת תוכנה</text:span>:<text:span text:style-name="T39"> חלוקה לקבצים, תיעוד, שמות משמעותיים למשתנים, בדיקות תקינות ומניעת דליפת-זיכרון.</text:span></text:p>
      <text:p text:style-name="P5">דגשים</text:p>
      <text:list xml:id="list152378692" text:style-name="L4">
        <text:list-item>
          <text:p text:style-name="P33"><text:span text:style-name="T16">יש </text:span><text:span text:style-name="T17">לחזור על החומר של ההרצאות לפני שמתחילים לכתוב, </text:span><text:span text:style-name="T18">ו</text:span><text:span text:style-name="T16">להשתמש </text:span><text:span text:style-name="T17">בו </text:span><text:span text:style-name="T16">לפי הצורך. </text:span></text:p>
        </text:list-item>
        <text:list-item>
          <text:p text:style-name="P31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9"> <text:s text:c="4"/></text:span><text:span text:style-name="T20">מותר </text:span><text:span text:style-name="T21">להיעזר</text:span><text:span text:style-name="T20"> </text:span><text:span text:style-name="T1">בקטעי </text:span><text:span text:style-name="T20">קוד מהאינטרנט, אולם </text:span><text:span text:style-name="T33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5"/>
      <text:p text:style-name="P8">הרחבות ושאלות</text:p>
      <text:p text:style-name="P19">[<text:span text:style-name="T44">למחשבה בלבד - לא להגשה</text:span>]</text:p>
      <text:p text:style-name="P18">ניתן להרחיב את המטלה <text:span text:style-name="T44">בכמה </text:span>דרכים:</text:p>
      <text:list xml:id="list1941680217" text:style-name="L5">
        <text:list-item>
          <text:p text:style-name="P35">הוספת <text:span text:style-name="T32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4">איך לדעתכם כדאי לייצג את </text:span>הצירופים השונים של יחידות<text:span text:style-name="T44"> כך שיהיה אפשר, למשל, לחשב "10 קמ"ש + 5 מטר לשניה"?</text:span></text:p>
        </text:list-item>
        <text:list-item>
          <text:p text:style-name="P35">הוספת מימד נוסף: <text:span text:style-name="T32">כסף</text:span>. לשם כך יש להמיר בין מטבעות שונים לפי השער היציג הנוכחי שלהם<text:span text:style-name="T45">, שאפשר למצוא באינטרנט. איך לדעתכם אפשר </text:span>לקרוא את השער היציג הנוכחי <text:span text:style-name="T41">ולהשתמש בו בחישובים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4T18:56:44.212815983</dc:date>
    <meta:editing-duration>P8DT10H28M30S</meta:editing-duration>
    <meta:editing-cycles>1162</meta:editing-cycles>
    <meta:document-statistic meta:table-count="0" meta:image-count="0" meta:object-count="0" meta:page-count="2" meta:paragraph-count="41" meta:word-count="576" meta:character-count="3457" meta:non-whitespace-character-count="2927"/>
  </office:meta>
</office:document-meta>
</file>